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Mono" officeooo:rsid="00093400" officeooo:paragraph-rsid="00093400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Mono" fo:font-size="14pt" fo:font-weight="normal" officeooo:rsid="000a0cd5" officeooo:paragraph-rsid="000a0cd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Mono" fo:font-size="14pt" officeooo:rsid="000a0cd5" officeooo:paragraph-rsid="000a0e86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Mono" officeooo:paragraph-rsid="000d51d4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Mono" officeooo:paragraph-rsid="000eec29"/>
    </style:style>
    <style:style style:name="P8" style:family="paragraph" style:parent-style-name="Title">
      <style:text-properties style:font-name="Liberation Mono"/>
    </style:style>
    <style:style style:name="P9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0eec29"/>
    </style:style>
    <style:style style:name="P10" style:family="paragraph" style:parent-style-name="Text_20_body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Mono" fo:font-size="11.5pt" officeooo:rsid="000dd3d4" officeooo:paragraph-rsid="000d51d4" style:font-size-asian="11.5pt" style:font-size-complex="11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Mono" fo:font-size="11.5pt" officeooo:rsid="000eec29" officeooo:paragraph-rsid="000d51d4" style:font-size-asian="11.5pt" style:font-size-complex="11.5pt"/>
    </style:style>
    <style:style style:name="P13" style:family="paragraph" style:parent-style-name="Normal">
      <style:paragraph-properties fo:margin-left="0cm" fo:margin-right="0cm" fo:margin-top="0cm" fo:margin-bottom="0.418cm" style:contextual-spacing="false" fo:line-height="150%" fo:text-align="justify" style:justify-single-word="false" fo:text-indent="0cm" style:auto-text-indent="false"/>
      <style:text-properties style:font-name="Liberation Mono" fo:font-size="11.5pt" officeooo:paragraph-rsid="001214f2" style:font-size-asian="11.5pt" style:font-size-complex="11.5pt"/>
    </style:style>
    <style:style style:name="P14" style:family="paragraph" style:parent-style-name="Normal">
      <style:paragraph-properties fo:margin-left="0cm" fo:margin-right="0cm" fo:margin-top="0cm" fo:margin-bottom="0.418cm" style:contextual-spacing="false" fo:line-height="150%" fo:text-align="justify" style:justify-single-word="false" fo:text-indent="0cm" style:auto-text-indent="false"/>
      <style:text-properties style:font-name="Liberation Mono" fo:font-size="11.5pt" fo:font-weight="normal" officeooo:paragraph-rsid="001214f2" style:font-size-asian="11.5pt" style:font-weight-asian="normal" style:font-size-complex="11.5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Liberation Mono" fo:font-size="16pt" fo:font-weight="normal" officeooo:paragraph-rsid="000f67c6" style:font-size-asian="16pt" style:font-weight-asian="normal" style:font-size-complex="16pt" style:font-weight-complex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text-align="justify" style:justify-single-word="false"/>
      <style:text-properties style:font-name="Liberation Mono"/>
    </style:style>
    <style:style style:name="P20" style:family="paragraph" style:parent-style-name="Heading_20_1">
      <style:paragraph-properties fo:line-height="150%" fo:text-align="justify" style:justify-single-word="false"/>
      <style:text-properties officeooo:paragraph-rsid="000eec29"/>
    </style:style>
    <style:style style:name="P21" style:family="paragraph" style:parent-style-name="Heading_20_2">
      <style:paragraph-properties fo:text-align="justify" style:justify-single-word="false"/>
      <style:text-properties style:font-name="Liberation Mono" fo:font-weight="normal" style:font-weight-asian="normal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font-name="Liberation Mono" fo:font-size="16pt" fo:font-weight="normal" officeooo:paragraph-rsid="000f67c6" style:font-size-asian="16pt" style:font-weight-asian="normal" style:font-size-complex="16pt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Heading_20_2">
      <style:paragraph-properties fo:text-align="justify" style:justify-single-word="false"/>
    </style:style>
    <style:style style:name="P26" style:family="paragraph" style:parent-style-name="Heading_20_2">
      <style:paragraph-properties fo:line-height="150%" fo:text-align="justify" style:justify-single-word="false"/>
    </style:style>
    <style:style style:name="T1" style:family="text">
      <style:text-properties officeooo:rsid="00093400"/>
    </style:style>
    <style:style style:name="T2" style:family="text">
      <style:text-properties style:font-name="Liberation Mono" fo:font-size="11.5pt" style:font-size-asian="11.5pt" style:font-size-complex="11.5pt"/>
    </style:style>
    <style:style style:name="T3" style:family="text">
      <style:text-properties style:font-name="Liberation Mono" fo:font-size="11.5pt" officeooo:rsid="000b5d7a" style:font-size-asian="11.5pt" style:font-size-complex="11.5pt"/>
    </style:style>
    <style:style style:name="T4" style:family="text">
      <style:text-properties style:font-name="Liberation Mono" fo:font-size="11.5pt" officeooo:rsid="0010c45e" style:font-size-asian="11.5pt" style:font-size-complex="11.5pt"/>
    </style:style>
    <style:style style:name="T5" style:family="text">
      <style:text-properties style:font-name="Liberation Mono" fo:font-size="11.5pt" officeooo:rsid="000e9bed" style:font-size-asian="11.5pt" style:font-size-complex="11.5pt"/>
    </style:style>
    <style:style style:name="T6" style:family="text">
      <style:text-properties style:font-name="Liberation Mono" fo:font-size="11.5pt" officeooo:rsid="000bb06f" style:font-size-asian="11.5pt" style:font-size-complex="11.5pt"/>
    </style:style>
    <style:style style:name="T7" style:family="text">
      <style:text-properties style:font-name="Liberation Mono" fo:font-size="11.5pt" officeooo:rsid="0006e00d" style:font-size-asian="11.5pt" style:font-size-complex="11.5pt"/>
    </style:style>
    <style:style style:name="T8" style:family="text">
      <style:text-properties style:font-name="Liberation Mono" fo:font-size="11.5pt" officeooo:rsid="000d2cb1" style:font-size-asian="11.5pt" style:font-size-complex="11.5pt"/>
    </style:style>
    <style:style style:name="T9" style:family="text">
      <style:text-properties style:font-name="Liberation Mono" fo:font-size="11.5pt" officeooo:rsid="000a1dab" style:font-size-asian="11.5pt" style:font-size-complex="11.5pt"/>
    </style:style>
    <style:style style:name="T10" style:family="text">
      <style:text-properties style:font-name="Liberation Mono" fo:font-size="11.5pt" style:font-name-asian="Calibri" style:font-size-asian="11.5pt" style:font-name-complex="Calibri" style:font-size-complex="11.5pt"/>
    </style:style>
    <style:style style:name="T11" style:family="text">
      <style:text-properties style:font-name="Liberation Mono" fo:font-size="11.5pt" officeooo:rsid="000b5d7a" style:font-name-asian="Calibri" style:font-size-asian="11.5pt" style:font-name-complex="Calibri" style:font-size-complex="11.5pt"/>
    </style:style>
    <style:style style:name="T12" style:family="text">
      <style:text-properties style:font-name="Liberation Mono" fo:font-size="11.5pt" fo:font-weight="bold" style:font-size-asian="11.5pt" style:font-weight-asian="bold" style:font-size-complex="11.5pt"/>
    </style:style>
    <style:style style:name="T13" style:family="text">
      <style:text-properties style:font-name="Liberation Mono" fo:font-size="11.5pt" fo:font-weight="bold" officeooo:rsid="000a1dab" style:font-size-asian="11.5pt" style:font-weight-asian="bold" style:font-size-complex="11.5pt"/>
    </style:style>
    <style:style style:name="T14" style:family="text">
      <style:text-properties style:font-name="Liberation Mono" fo:font-size="11.5pt" fo:font-weight="bold" officeooo:rsid="000d2cb1" style:font-size-asian="11.5pt" style:font-weight-asian="bold" style:font-size-complex="11.5pt"/>
    </style:style>
    <style:style style:name="T15" style:family="text">
      <style:text-properties style:font-name="Liberation Mono" fo:font-size="11.5pt" fo:font-weight="bold" officeooo:rsid="0010c45e" style:font-size-asian="11.5pt" style:font-weight-asian="bold" style:font-size-complex="11.5pt"/>
    </style:style>
    <style:style style:name="T16" style:family="text">
      <style:text-properties style:font-name="Liberation Mono" fo:font-size="11.5pt" fo:font-weight="bold" style:font-name-asian="Calibri" style:font-size-asian="11.5pt" style:font-weight-asian="bold" style:font-name-complex="Calibri" style:font-size-complex="11.5pt"/>
    </style:style>
    <style:style style:name="T17" style:family="text">
      <style:text-properties style:font-name="Liberation Mono" fo:font-size="11.5pt" fo:font-weight="bold" officeooo:rsid="000b5d7a" style:font-name-asian="Calibri" style:font-size-asian="11.5pt" style:font-weight-asian="bold" style:font-name-complex="Calibri" style:font-size-complex="11.5pt"/>
    </style:style>
    <style:style style:name="T18" style:family="text">
      <style:text-properties style:font-name="Liberation Mono" fo:font-size="11.5pt" fo:font-weight="normal" style:font-name-asian="Calibri" style:font-size-asian="11.5pt" style:font-weight-asian="normal" style:font-name-complex="Calibri" style:font-size-complex="11.5pt" style:font-weight-complex="normal"/>
    </style:style>
    <style:style style:name="T19" style:family="text">
      <style:text-properties style:font-name="Liberation Mono" fo:font-size="11.5pt" fo:font-weight="normal" officeooo:rsid="000b5d7a" style:font-name-asian="Calibri" style:font-size-asian="11.5pt" style:font-weight-asian="normal" style:font-name-complex="Calibri" style:font-size-complex="11.5pt" style:font-weight-complex="normal"/>
    </style:style>
    <style:style style:name="T20" style:family="text">
      <style:text-properties style:font-name="Liberation Mono" fo:font-size="11.5pt" fo:font-weight="normal" style:font-size-asian="11.5pt" style:font-weight-asian="normal" style:font-size-complex="11.5pt" style:font-weight-complex="normal"/>
    </style:style>
    <style:style style:name="T21" style:family="text">
      <style:text-properties style:font-name="Liberation Mono" fo:font-size="11.5pt" fo:font-weight="normal" officeooo:rsid="000e9bed" style:font-size-asian="11.5pt" style:font-weight-asian="normal" style:font-size-complex="11.5pt" style:font-weight-complex="normal"/>
    </style:style>
    <style:style style:name="T22" style:family="text">
      <style:text-properties style:font-name="Liberation Mono" fo:font-size="13pt" style:font-name-asian="Calibri" style:font-size-asian="13pt" style:font-name-complex="Calibri" style:font-size-complex="13pt"/>
    </style:style>
    <style:style style:name="T23" style:family="text">
      <style:text-properties style:font-name="Liberation Mono" fo:font-size="18pt" fo:font-weight="bold" style:font-size-asian="18pt" style:font-weight-asian="bold" style:font-size-complex="18pt"/>
    </style:style>
    <style:style style:name="T24" style:family="text">
      <style:text-properties style:font-name="Liberation Mono" fo:font-size="18pt" style:font-name-asian="Calibri" style:font-size-asian="18pt" style:font-name-complex="Calibri" style:font-size-complex="18pt"/>
    </style:style>
    <style:style style:name="T25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T26" style:family="text">
      <style:text-properties style:font-name="Liberation Mono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27" style:family="text">
      <style:text-properties fo:font-size="11.5pt" style:font-size-asian="11.5pt" style:font-size-complex="11.5pt"/>
    </style:style>
    <style:style style:name="T28" style:family="text">
      <style:text-properties fo:font-size="11.5pt" officeooo:rsid="000a0e86" style:font-size-asian="11.5pt" style:font-size-complex="11.5pt"/>
    </style:style>
    <style:style style:name="T29" style:family="text">
      <style:text-properties fo:font-size="11.5pt" officeooo:rsid="000b7231" style:font-size-asian="11.5pt" style:font-size-complex="11.5pt"/>
    </style:style>
    <style:style style:name="T30" style:family="text">
      <style:text-properties fo:font-size="11.5pt" officeooo:rsid="000d51d4" style:font-size-asian="11.5pt" style:font-size-complex="11.5pt"/>
    </style:style>
    <style:style style:name="T31" style:family="text">
      <style:text-properties fo:font-size="11.5pt" officeooo:rsid="000dd3d4" style:font-size-asian="11.5pt" style:font-size-complex="11.5pt"/>
    </style:style>
    <style:style style:name="T32" style:family="text">
      <style:text-properties fo:font-size="11.5pt" officeooo:rsid="000eec29" style:font-size-asian="11.5pt" style:font-size-complex="11.5pt"/>
    </style:style>
    <style:style style:name="T33" style:family="text">
      <style:text-properties fo:font-size="14pt" officeooo:rsid="000a0e86" style:font-size-asian="14pt" style:font-size-complex="14pt"/>
    </style:style>
    <style:style style:name="T34" style:family="text">
      <style:text-properties fo:color="#000000" loext:opacity="100%" style:font-name="Liberation Mono" fo:font-size="11.5pt" officeooo:rsid="000e9bed" style:font-name-asian="Arial" style:font-size-asian="11.5pt" style:font-name-complex="Arial" style:font-size-complex="11.5pt"/>
    </style:style>
    <style:style style:name="T35" style:family="text">
      <style:text-properties fo:color="#000000" loext:opacity="100%" style:font-name="Liberation Mono" fo:font-size="11.5pt" officeooo:rsid="000d2cb1" style:font-name-asian="Arial" style:font-size-asian="11.5pt" style:font-name-complex="Arial" style:font-size-complex="11.5pt"/>
    </style:style>
    <style:style style:name="T36" style:family="text">
      <style:text-properties fo:color="#000000" loext:opacity="100%" style:font-name="Liberation Mono" fo:font-size="11.5pt" officeooo:rsid="000b5d7a" style:font-name-asian="Arial" style:font-size-asian="11.5pt" style:font-name-complex="Arial" style:font-size-complex="11.5pt"/>
    </style:style>
    <style:style style:name="T37" style:family="text">
      <style:text-properties fo:color="#000000" loext:opacity="100%" style:font-name="Liberation Mono" fo:font-size="11.5pt" fo:font-weight="normal" officeooo:rsid="000b5d7a" style:font-name-asian="Calibri" style:font-size-asian="11.5pt" style:font-weight-asian="normal" style:font-name-complex="Calibri" style:font-size-complex="11.5pt" style:font-weight-complex="normal"/>
    </style:style>
    <style:style style:name="T38" style:family="text">
      <style:text-properties fo:color="#000000" loext:opacity="100%" style:font-name="Liberation Mono" fo:font-size="11.5pt" fo:font-weight="normal" officeooo:rsid="000e9bed" style:font-name-asian="Arial" style:font-size-asian="11.5pt" style:font-weight-asian="normal" style:font-name-complex="Arial" style:font-size-complex="11.5pt" style:font-weight-complex="normal"/>
    </style:style>
    <style:style style:name="T39" style:family="text">
      <style:text-properties fo:color="#0563c1" loext:opacity="100%" style:font-name="Liberation Mono" fo:font-size="11.5pt" style:text-underline-style="solid" style:text-underline-width="auto" style:text-underline-color="#0563c1" fo:font-weight="normal" style:text-underline-mode="continuous" style:text-overline-mode="continuous" style:text-line-through-mode="continuous" style:font-size-asian="11.5pt" style:font-weight-asian="normal" style:font-size-complex="11.5pt" style:font-weight-complex="normal"/>
    </style:style>
    <style:style style:name="fr1" style:family="graphic" style:parent-style-name="Frame">
      <style:graphic-properties style:vertical-pos="middle" style:vertical-rel="page" style:horizontal-pos="center" style:horizontal-rel="paragraph" fo:padding="0cm" fo:border="0.06pt solid #ffffff" style:shadow="none" draw:shadow-opacity="100%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Quadro1" text:anchor-type="paragraph" draw:z-index="0"><draw:text-box fo:min-height="0.499cm" fo:min-width="2cm"><text:p text:style-name="P8">Documento de Requisito</text:p><text:p text:style-name="P8">Sistema de Streaming – <text:span text:style-name="T1">Vide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"><text:a xlink:type="simple" xlink:href="#__RefHeading___Toc1902_51950763" text:style-name="Index_20_Link" text:visited-style-name="Index_20_Link">1 MODELAGEM DO DOMÍNIO DO PROBLEMA<text:tab/>3</text:a></text:p>
          <text:p text:style-name="P2"><text:a xlink:type="simple" xlink:href="#__RefHeading___Toc1904_51950763" text:style-name="Index_20_Link" text:visited-style-name="Index_20_Link">1.1 REFERÊNCIAS<text:tab/>3</text:a></text:p>
          <text:p text:style-name="P2"><text:a xlink:type="simple" xlink:href="#__RefHeading___Toc1906_51950763" text:style-name="Index_20_Link" text:visited-style-name="Index_20_Link">1.2 LINGUAGEM<text:tab/>3</text:a></text:p>
          <text:p text:style-name="P2"><text:a xlink:type="simple" xlink:href="#__RefHeading___Toc1908_51950763" text:style-name="Index_20_Link" text:visited-style-name="Index_20_Link">1.3 DESCRIÇÃO DO SISTEMA<text:tab/>3</text:a></text:p>
          <text:p text:style-name="P1"><text:a xlink:type="simple" xlink:href="#__RefHeading___Toc1910_51950763" text:style-name="Index_20_Link" text:visited-style-name="Index_20_Link">2 REQUISITOS<text:tab/>5</text:a></text:p>
          <text:p text:style-name="P2"><text:a xlink:type="simple" xlink:href="#__RefHeading___Toc1912_51950763" text:style-name="Index_20_Link" text:visited-style-name="Index_20_Link">2.1 REQUISITOS FUNCIONAIS(RF)<text:tab/>5</text:a></text:p>
          <text:p text:style-name="P2"><text:a xlink:type="simple" xlink:href="#__RefHeading___Toc1914_51950763" text:style-name="Index_20_Link" text:visited-style-name="Index_20_Link">2.2 REQUISITOS NÃO FUNCIONAIS(RNF)<text:tab/>6</text:a></text:p>
          <text:p text:style-name="P2"><text:a xlink:type="simple" xlink:href="#__RefHeading___Toc1538_4250894790" text:style-name="Index_20_Link" text:visited-style-name="Index_20_Link">2.3 REGRAS DE NEGOCIO(RN)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 text:is-list-header="true"><text:bookmark-start text:name="__RefHeading___Toc1902_51950763"/><text:soft-page-break/>1 MODELAGEM DO DOMÍNIO DO PROBLEMA<text:bookmark-end text:name="__RefHeading___Toc1902_51950763"/></text:h>
      <text:h text:style-name="P21" text:outline-level="2"><text:bookmark-start text:name="__RefHeading___Toc1904_51950763"/>1.1 REFERÊNCIAS<text:bookmark-end text:name="__RefHeading___Toc1904_51950763"/></text:h>
      <text:p text:style-name="P4"><text:tab/><text:span text:style-name="T27">Netflix, Ge force now e Disney+.</text:span></text:p>
      <text:h text:style-name="P24" text:outline-level="2"><text:bookmark-start text:name="__RefHeading___Toc1906_51950763"/>1.2 LINGUAGEM<text:bookmark-end text:name="__RefHeading___Toc1906_51950763"/></text:h>
      <text:p text:style-name="P5"><text:tab/><text:span text:style-name="T27">O documento utilizará a norma </text:span><text:span text:style-name="T29">não padrão da língua portuguesa</text:span><text:span text:style-name="T27"> como principal tipo de linguagem, podendo variar o tipo, </text:span><text:span text:style-name="T30">sendo mais técnico em alguns momentos e não técnicos em outros</text:span><text:span text:style-name="T27">, visto que esse documento é feito para o entendimento de todos, e para a facilitação d</text:span><text:span text:style-name="T28">o julgamento geral, </text:span><text:span text:style-name="T30">ou seja,</text:span><text:span text:style-name="T28"> algumas coisas serão meio que traduzidas.</text:span></text:p>
      <text:h text:style-name="P24" text:outline-level="2"><text:bookmark-start text:name="__RefHeading___Toc1908_51950763"/>1.3 DESCRIÇÃO DO SISTEMA<text:bookmark-end text:name="__RefHeading___Toc1908_51950763"/></text:h>
      <text:p text:style-name="P7"><text:span text:style-name="T33"><text:tab/></text:span><text:span text:style-name="T27">O NadoFlix é um sistema de streaming </text:span><text:span text:style-name="T30">pago</text:span><text:span text:style-name="T27"> de filmes e séries que oferece aos usuários uma ampla variedade de conteúdos. </text:span><text:span text:style-name="T32">O NadoFlix pretende atingir públicos diversos, pois possuirá conteúdos focados na família, em crianças, adolescentes e até mesmo o cinéfilo mais assíduo.</text:span></text:p>
      <text:p text:style-name="P7"><text:span text:style-name="T27"><text:tab/>O sistema é acessível através de diversos dispositivos, como computadores, smartphones, tablets e TVs inteligentes </text:span><text:span text:style-name="T30">e muitos outros</text:span><text:span text:style-name="T27">. </text:span><text:span text:style-name="T29">Com qualquer dispositivo e em qualquer lugar, contanto que tenha o aplicativo NadoFlix e uma conexão de internet estável, você consegue assistir a todos os conteúdos do nosso catálogo.</text:span></text:p>
      <text:p text:style-name="P7"><text:span text:style-name="T29"><text:tab/></text:span><text:span text:style-name="T30">Quando o aplicativo é aberto será apresentado uma tela de login, nessa mesma tela você consegue se registrar, mudar senha, e é claro entrar no aplicativo de forma efetiva após a validação do login. No registro é pedido: nome completo, e-mail, senha, data de nascimento, CPF, pergunta de segurança juntamente com um e-mail de segurança e um campo de pagamento, nosso sistema aceitará multiplas formas de pagamento, entre eles está o PIX e boleto. </text:span></text:p>
      <text:p text:style-name="P7"><text:span text:style-name="T30"><text:tab/></text:span><text:span text:style-name="T31">Após o registro será necessário o login por parte do usuário. Após o primeiro login o sistema terá a criação de uma conta principal e um resumo das funcionalidades e principal dela, é claro: reprodução de filmes e séries, o conteúdo será disponibilizado em modo de paisagem rolável, e todos os conteúdos terão um resumo e suas notas </text:span><text:soft-page-break/><text:span text:style-name="T31">do “rotten tomatoes” – se tiver – o aplicativo também terá filtro de conteúdo tendo uma parte apenas de recomendados.</text:span></text:p>
      <text:p text:style-name="P11"><text:tab/>O aplicativo contará com um sistema de contas parecidas com a da “netflix”, porém será possível banir dispositivos específicos de assistirem conteúdos banidos pela conta principal, possibilitando um gerenciamento melhor a qual conteúdo infantil e não infantil as outras contas assistem.</text:p>
      <text:p text:style-name="P6"><text:span text:style-name="T31"><text:tab/></text:span><text:span text:style-name="T32">Nosso aplicativo terá parcerias com diversos serviços parceiros, quando o usuário é um assinado a um desses serviços ele não terá a necessidade do pagamento contanto que a assinatura nos serviços parceiros perdur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20" text:outline-level="1" text:is-list-header="true"><text:bookmark-start text:name="__RefHeading___Toc1910_51950763"/><text:span text:style-name="Default_20_Paragraph_20_Font"><text:span text:style-name="T23">2 REQUISITOS</text:span></text:span><text:span text:style-name="Default_20_Paragraph_20_Font"><text:span text:style-name="T24"> </text:span></text:span><text:bookmark-end text:name="__RefHeading___Toc1910_51950763"/></text:h>
      <text:h text:style-name="P25" text:outline-level="2"><text:bookmark-start text:name="__RefHeading___Toc1912_51950763"/><text:span text:style-name="T25">2.1 REQUISITOS FUNCIONAIS</text:span><text:span text:style-name="Default_20_Paragraph_20_Font"><text:span text:style-name="T25">(RF)</text:span></text:span><text:span text:style-name="Default_20_Paragraph_20_Font"><text:span text:style-name="T18"> </text:span></text:span><text:bookmark-end text:name="__RefHeading___Toc1912_51950763"/></text:h>
      <text:p text:style-name="P10"><text:span text:style-name="Default_20_Paragraph_20_Font"><text:span text:style-name="T12"><text:tab/>[RF1]</text:span></text:span><text:span text:style-name="T20"> O sistema deve permitir o cadastro de clientes. Esse RF deve estar de acordo com o RN01, RN02, RN03 e RN04.</text:span><text:span text:style-name="Default_20_Paragraph_20_Font"><text:span text:style-name="T18"> </text:span></text:span></text:p>
      <text:p text:style-name="P10"><text:span text:style-name="Default_20_Paragraph_20_Font"><text:span text:style-name="T12"><text:tab/>[RF2]</text:span></text:span><text:span text:style-name="T2"> O sistema deve possuir um sistema de pagamento. Esse RF deve estar de acordo com o RN05, RN06, RN07, RN08, RN09, RN10 e RN11.</text:span><text:span text:style-name="Default_20_Paragraph_20_Font"><text:span text:style-name="T10"> </text:span></text:span></text:p>
      <text:p text:style-name="P10"><text:span text:style-name="Default_20_Paragraph_20_Font"><text:span text:style-name="T12"><text:tab/>[RF3] </text:span></text:span><text:span text:style-name="T2">O sistema apresentará uma aba para configurações. Esse RF deve estar de acordo com RN12, RN13, RN14 e RN15.</text:span><text:span text:style-name="Default_20_Paragraph_20_Font"><text:span text:style-name="T10"> </text:span></text:span></text:p>
      <text:p text:style-name="P10"><text:span text:style-name="Default_20_Paragraph_20_Font"><text:span text:style-name="T12"><text:tab/>[RF4]</text:span></text:span><text:span text:style-name="T2"> O sistema deverá possuir uma aba central, nessa página os filmes e séries serão disponibilizadas. Esse RF deve estar de acordo com o RN16, RN17, RN18, RN19 </text:span><text:span text:style-name="T3">e RN20</text:span><text:span text:style-name="T2">.</text:span><text:span text:style-name="Default_20_Paragraph_20_Font"><text:span text:style-name="T10"> </text:span></text:span></text:p>
      <text:p text:style-name="P10"><text:span text:style-name="Default_20_Paragraph_20_Font"><text:span text:style-name="T12"><text:tab/></text:span></text:span><text:span text:style-name="Default_20_Paragraph_20_Font"><text:span text:style-name="T13">[</text:span></text:span><text:span text:style-name="Default_20_Paragraph_20_Font"><text:span text:style-name="T12">RF5] </text:span></text:span><text:span text:style-name="T2">O sistema deverá ter um sistema de log in e recuperação de conta. Esse RF deve estar de acordo com o RN2</text:span><text:span text:style-name="T4">1</text:span><text:span text:style-name="T2"> e RN2</text:span><text:span text:style-name="T4">2</text:span><text:span text:style-name="T2">.</text:span><text:span text:style-name="Default_20_Paragraph_20_Font"><text:span text:style-name="T10"> </text:span></text:span></text:p>
      <text:p text:style-name="P10"><text:span text:style-name="Default_20_Paragraph_20_Font"><text:span text:style-name="T13"><text:tab/>[</text:span></text:span><text:span text:style-name="Default_20_Paragraph_20_Font"><text:span text:style-name="T12">RN6] </text:span></text:span><text:span text:style-name="T2">O sistema será compatível com outros serviços, tipo o meli+ e amazon prime+. Esse RF deve estar de acordo com o RN2</text:span><text:span text:style-name="T4">3</text:span><text:span text:style-name="Default_20_Paragraph_20_Font"><text:span text:style-name="T10">.</text:span></text:span></text:p>
      <text:p text:style-name="P10"><text:span text:style-name="Default_20_Paragraph_20_Font"><text:span text:style-name="T12"><text:tab/>[RN7] </text:span></text:span><text:span text:style-name="T2">O sistema permitirá um e-mail criar várias contas. Esse RN deve estar de acordo com o RN2</text:span><text:span text:style-name="T4">4</text:span><text:span text:style-name="T2">, RN2</text:span><text:span text:style-name="T4">5</text:span><text:span text:style-name="T2">, RN2</text:span><text:span text:style-name="T4">6</text:span><text:span text:style-name="T2"> e RN2</text:span><text:span text:style-name="T4">7</text:span><text:span text:style-name="T2">.</text:span><text:span text:style-name="Default_20_Paragraph_20_Font"><text:span text:style-name="T10"> </text:span></text:span></text:p>
      <text:p text:style-name="P9"><text:span text:style-name="Default_20_Paragraph_20_Font"><text:span text:style-name="T10"/></text:span></text:p>
      <text:h text:style-name="P22" text:outline-level="2" text:is-list-header="true"/>
      <text:p text:style-name="P15"/>
      <text:h text:style-name="P23" text:outline-level="2"/>
      <text:p text:style-name="P16"/>
      <text:p text:style-name="P16"/>
      <text:p text:style-name="P16"/>
      <text:h text:style-name="P25" text:outline-level="2"><text:bookmark-start text:name="__RefHeading___Toc1914_51950763"/><text:soft-page-break/><text:span text:style-name="T25">2.2 REQUISITOS NÃO FUNCIONAIS</text:span><text:span text:style-name="Default_20_Paragraph_20_Font"><text:span text:style-name="T25">(RNF)</text:span></text:span><text:span text:style-name="Default_20_Paragraph_20_Font"><text:span text:style-name="T22"> </text:span></text:span><text:bookmark-end text:name="__RefHeading___Toc1914_51950763"/></text:h>
      <text:p text:style-name="P10"><text:span text:style-name="Default_20_Paragraph_20_Font"><text:span text:style-name="T12"><text:tab/>[RNF0</text:span></text:span><text:span text:style-name="Default_20_Paragraph_20_Font"><text:span text:style-name="T14">1</text:span></text:span><text:span text:style-name="Default_20_Paragraph_20_Font"><text:span text:style-name="T12">]</text:span></text:span><text:span text:style-name="T2"> O sistema contará com um resumo rápido das principais funcionalidades </text:span><text:span text:style-name="T5">ap</text:span><text:span text:style-name="T34">ós o primeiro log</text:span><text:span text:style-name="T2">, incentivando a exploração mais aprofundada do conteúdo disponível. (R</text:span><text:span text:style-name="T3">equisito </text:span><text:span text:style-name="T6">de Facilidade</text:span><text:span text:style-name="T3"> de </text:span><text:span text:style-name="T2">U</text:span><text:span text:style-name="T3">s</text:span><text:span text:style-name="T6">o</text:span><text:span text:style-name="T2">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0</text:span></text:span><text:span text:style-name="Default_20_Paragraph_20_Font"><text:span text:style-name="T14">2</text:span></text:span><text:span text:style-name="Default_20_Paragraph_20_Font"><text:span text:style-name="T12">] </text:span></text:span><text:span text:style-name="T2">O serviço será implementado com foco </text:span><text:span text:style-name="T7">e</text:span><text:span text:style-name="T2">m microserviços, </text:span><text:span text:style-name="T8">sendo os inicias</text:span><text:span text:style-name="T2">: Eureka, Ribbon, Hystrix, Zuul,Conductor, Atlas, Chaos Monkey, Spinnaker, Titus, K8s, Karyon, Simian Army </text:span><text:span text:style-name="T8">e </text:span><text:span text:style-name="T2">Falcor. </text:span><text:span text:style-name="T8">Lembrando que eles podem ser mudados a qualquer momento por v</text:span><text:span text:style-name="T35">ários motivos, um deles é a segurança. Entre em contato com o suporte para mais detalhes</text:span><text:span text:style-name="T2"> (Requisito de desempenho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0</text:span></text:span><text:span text:style-name="Default_20_Paragraph_20_Font"><text:span text:style-name="T14">3</text:span></text:span><text:span text:style-name="Default_20_Paragraph_20_Font"><text:span text:style-name="T12">] </text:span></text:span><text:span text:style-name="T2">O serviço será acessado por Sistemas operacionais como: Windows, IOS, macOS e ser compatível com as principais distribuições Linux, </text:span><text:span text:style-name="T6">incluindo android</text:span><text:span text:style-name="T2">. Esse sistema será feito utilizando tecnologia híbrida. (Requisito de portabilidade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</text:span></text:span><text:span text:style-name="Default_20_Paragraph_20_Font"><text:span text:style-name="T14">04</text:span></text:span><text:span text:style-name="Default_20_Paragraph_20_Font"><text:span text:style-name="T12">]</text:span></text:span><text:span text:style-name="T2"> O sistema ficará inteiramente em um servidor, e o usuário acessará apenas o streaming e por meio dessa se conectar com o servidor via internet, funcionando como um serviço híbrido na nuvem como o streaming de jogo GeForce Now. (Requisito de espaço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</text:span></text:span><text:span text:style-name="Default_20_Paragraph_20_Font"><text:span text:style-name="T14">05</text:span></text:span><text:span text:style-name="Default_20_Paragraph_20_Font"><text:span text:style-name="T12">]</text:span></text:span><text:span text:style-name="T2"> Toda ação no sistema</text:span><text:span text:style-name="T8"> – como a mudança de algum microserviço – ser</text:span><text:span text:style-name="T35">á </text:span><text:span text:style-name="T2">explicada de forma </text:span><text:span text:style-name="T8">t</text:span><text:span text:style-name="T35">écnica no site: “</text:span><text:a xlink:type="simple" xlink:href="https://nadoflixtechblog.com/" text:style-name="Internet_20_link" text:visited-style-name="Visited_20_Internet_20_Link">https://nadoflixtechblog.com/</text:a><text:span text:style-name="T35">”</text:span><text:span text:style-name="T2">. (Requisito de confiabilidade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</text:span></text:span><text:span text:style-name="Default_20_Paragraph_20_Font"><text:span text:style-name="T14">06</text:span></text:span><text:span text:style-name="Default_20_Paragraph_20_Font"><text:span text:style-name="T12">] </text:span></text:span><text:span text:style-name="T2">O sistema terá uma documentação informando tudo adicionado, modificado ou removido a cada atualização. (Requisito de padronização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</text:span></text:span><text:span text:style-name="Default_20_Paragraph_20_Font"><text:span text:style-name="T14">07</text:span></text:span><text:span text:style-name="Default_20_Paragraph_20_Font"><text:span text:style-name="T12">] </text:span></text:span><text:span text:style-name="T2">Todos os dias 3 e 6 da semana (terça-feira e sexta-feira) o chefe de cada equipa deve se reunir em uma reunião e decidir os próximos passos, além de relatar problemas, e avanços. Essa reunião possuirá no mínimo 1:30h de duração. Os chefes das equipas decidirão o horário que ocorrerá a reunião. (Requisito de entrega - RE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</text:span></text:span><text:span text:style-name="Default_20_Paragraph_20_Font"><text:span text:style-name="T14">08</text:span></text:span><text:span text:style-name="Default_20_Paragraph_20_Font"><text:span text:style-name="T12">] </text:span></text:span><text:span text:style-name="T2">Um dia antes da reunião dos chefes, a equipa deve se juntar, a fim de relatar problemas e avanços. Essa reunião terá no mínimo 1:00h de duração. O chefe da equipa responsável deverá decidir o horário da reunião e informar a todos os envolvidos. (RE).</text:span><text:span text:style-name="Default_20_Paragraph_20_Font"><text:span text:style-name="T10"> </text:span></text:span></text:p>
      <text:p text:style-name="P10"><text:soft-page-break/><text:span text:style-name="Default_20_Paragraph_20_Font"><text:span text:style-name="T12"><text:tab/>[RNF</text:span></text:span><text:span text:style-name="Default_20_Paragraph_20_Font"><text:span text:style-name="T14">09</text:span></text:span><text:span text:style-name="Default_20_Paragraph_20_Font"><text:span text:style-name="T12">]</text:span></text:span><text:span text:style-name="T2"> O sistema será feito principalmente em Flutter, além de seguir as regras descritas no livro: “Código Limpo (Clean Code)”</text:span><text:span text:style-name="Default_20_Paragraph_20_Font"><text:span text:style-name="T2"> </text:span></text:span><text:span text:style-name="T2">Livro escrito por Robert Cecil Martin. (Requisito de implementação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1</text:span></text:span><text:span text:style-name="Default_20_Paragraph_20_Font"><text:span text:style-name="T14">0</text:span></text:span><text:span text:style-name="Default_20_Paragraph_20_Font"><text:span text:style-name="T12">]</text:span></text:span><text:span text:style-name="T2"> O sistema terá um servidor central próprio, esse irá se comunicar com outros servidores para a conexão dos usuários, </text:span><text:span text:style-name="T3">sendo que nosso</text:span><text:span text:style-name="T2"> </text:span><text:span text:style-name="T3">c</text:span><text:span text:style-name="T9">andidato </text:span><text:span text:style-name="T3">prim</text:span><text:span text:style-name="T36">ário </text:span><text:span text:style-name="T3">a Sistema de Gerenciamento de Banco de Dados(SGBD) </text:span><text:span text:style-name="T9">escolhido: Mariadb </text:span><text:span text:style-name="T3">sem o auxilio de workbench</text:span><text:span text:style-name="T9">. </text:span><text:span text:style-name="T2">(Requisito de interoperabilidade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1</text:span></text:span><text:span text:style-name="Default_20_Paragraph_20_Font"><text:span text:style-name="T14">1</text:span></text:span><text:span text:style-name="Default_20_Paragraph_20_Font"><text:span text:style-name="T12">] </text:span></text:span><text:span text:style-name="T2">O sistema não coletará e compartilhará dados sem que os usuários forneçam permissão. Os dados coletados serão informados aos usuários antes de qualquer compartilhamento de dados. (Requisito de privacidade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1</text:span></text:span><text:span text:style-name="Default_20_Paragraph_20_Font"><text:span text:style-name="T14">2</text:span></text:span><text:span text:style-name="Default_20_Paragraph_20_Font"><text:span text:style-name="T12">] </text:span></text:span><text:span text:style-name="T2">Todo os filmes serão licenciados. (Requisito legal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1</text:span></text:span><text:span text:style-name="Default_20_Paragraph_20_Font"><text:span text:style-name="T14">3</text:span></text:span><text:span text:style-name="Default_20_Paragraph_20_Font"><text:span text:style-name="T12">]</text:span></text:span><text:span text:style-name="Default_20_Paragraph_20_Font"><text:span text:style-name="T2"> </text:span></text:span><text:span text:style-name="T2">Todos os dados de usuários coletados serão criptografados de ponta a ponta antes de ir a qualquer servidor, garantindo a privacidade dos mediante a invasões. </text:span></text:p>
      <text:p text:style-name="P10"><text:span text:style-name="T2">(Requisito de segurança)</text:span><text:span text:style-name="Default_20_Paragraph_20_Font"><text:span text:style-name="T10"> </text:span></text:span></text:p>
      <text:p text:style-name="P10"><text:span text:style-name="Default_20_Paragraph_20_Font"><text:span text:style-name="T12"><text:tab/>[RNF</text:span></text:span><text:span text:style-name="Default_20_Paragraph_20_Font"><text:span text:style-name="T14">14</text:span></text:span><text:span text:style-name="Default_20_Paragraph_20_Font"><text:span text:style-name="T12">] </text:span></text:span><text:span text:style-name="T2">Haverá um comprometimento com a transparência na moderação de conteúdo, fornecendo aos usuários informações claras sobre as políticas e práticas de moderação adotadas pela plataforma de streaming. (Requisito ético)</text:span><text:span text:style-name="Default_20_Paragraph_20_Font"><text:span text:style-name="T10"> </text:span></text:span></text:p>
      <text:p text:style-name="P13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6" text:outline-level="2"><text:bookmark-start text:name="__RefHeading___Toc1538_4250894790"/><text:soft-page-break/><text:span text:style-name="T25">2.3 REGRAS DE NEGOCIO</text:span><text:span text:style-name="Default_20_Paragraph_20_Font"><text:span text:style-name="T25">(RN)</text:span></text:span><text:span text:style-name="Default_20_Paragraph_20_Font"><text:span text:style-name="T26"> </text:span></text:span><text:bookmark-end text:name="__RefHeading___Toc1538_4250894790"/></text:h>
      <text:p text:style-name="P10"><text:bookmark-start text:name="__RefHeading___Toc1918_51950763"/><text:span text:style-name="Default_20_Paragraph_20_Font"><text:span text:style-name="T12"><text:tab/>[RN01]</text:span></text:span><text:span text:style-name="T2"> </text:span><text:span text:style-name="T20">O cadastro deve conter: nome completo, e-mail, senha, data de nascimento, CPF, pergunta de segurança juntamente com um e-mail de segurança e um campo de pagamento.</text:span><text:span text:style-name="Default_20_Paragraph_20_Font"><text:span text:style-name="T18"> </text:span></text:span><text:bookmark-end text:name="__RefHeading___Toc1918_51950763"/></text:p>
      <text:p text:style-name="P10"><text:bookmark-start text:name="__RefHeading___Toc1920_51950763"/><text:span text:style-name="Default_20_Paragraph_20_Font"><text:span text:style-name="T12"><text:tab/>[RN02]</text:span></text:span><text:span text:style-name="T2"> </text:span><text:span text:style-name="T20">O cadastro não será permitido caso a senha tenha menos de 8 dígitos, sendo obrigatório um caractere especial e um caractere maiúsculo, além de que, não é permitido que o e-mail de segurança seja o mesmo informado no campo “e-mail”.</text:span><text:span text:style-name="Default_20_Paragraph_20_Font"><text:span text:style-name="T18"> </text:span></text:span><text:bookmark-end text:name="__RefHeading___Toc1920_51950763"/></text:p>
      <text:p text:style-name="P10"><text:bookmark-start text:name="__RefHeading___Toc1922_51950763"/><text:span text:style-name="Default_20_Paragraph_20_Font"><text:span text:style-name="T12"><text:tab/>[RN03]</text:span></text:span><text:span text:style-name="T2"> </text:span><text:span text:style-name="T20">Se o e-mail registrado tiver “@NadoFlix.co” como domínio e o e-mail de recuperação for: “</text:span><text:span text:style-name="Default_20_Paragraph_20_Font"><text:span text:style-name="T39">Master@NadoFlix.co</text:span></text:span><text:span text:style-name="T20">”. Deve conceder permissão de postagem no sistema, tendo a permissão de postagem mediante um pin, esse pin é inerente a conta criada. Esse pin deve ser gerado diretamente no Banco de Dados (BD).</text:span><text:span text:style-name="Default_20_Paragraph_20_Font"><text:span text:style-name="T10"> </text:span></text:span><text:bookmark-end text:name="__RefHeading___Toc1922_51950763"/></text:p>
      <text:p text:style-name="P10"><text:bookmark-start text:name="__RefHeading___Toc1924_51950763"/><text:span text:style-name="Default_20_Paragraph_20_Font"><text:span text:style-name="T12"><text:tab/>[RN04] </text:span></text:span><text:span text:style-name="T20">O cadastro irá acusar caso algum dado esteja imposto de forma incorreta e/ou alguma conta no sistema já possui esse mesmo dado (tirando a senha, a data de nascimento e o nome) e impedir a criação da conta. </text:span><text:span text:style-name="T21">Depois do cadastro, o usu</text:span><text:span text:style-name="T38">ário será redirecionado a tela de login.</text:span><text:span text:style-name="Default_20_Paragraph_20_Font"><text:span text:style-name="T18"> </text:span></text:span><text:bookmark-end text:name="__RefHeading___Toc1924_51950763"/></text:p>
      <text:p text:style-name="P10"><text:bookmark-start text:name="__RefHeading___Toc1926_51950763"/><text:span text:style-name="Default_20_Paragraph_20_Font"><text:span text:style-name="T12"><text:tab/>[RN05]</text:span></text:span><text:span text:style-name="T2"> </text:span><text:span text:style-name="T20">O campo de pagamento no cadastro deve permitir aos usuários escolher entre diferentes métodos de pagamento, incluindo cartões de crédito, PIX e boletos bancários e cartões presente.</text:span><text:span text:style-name="Default_20_Paragraph_20_Font"><text:span text:style-name="T18"> </text:span></text:span><text:bookmark-end text:name="__RefHeading___Toc1926_51950763"/></text:p>
      <text:p text:style-name="P10"><text:bookmark-start text:name="__RefHeading___Toc1928_51950763"/><text:span text:style-name="Default_20_Paragraph_20_Font"><text:span text:style-name="T12"><text:tab/>[RN06]</text:span></text:span><text:span text:style-name="Default_20_Paragraph_20_Font"><text:span text:style-name="T2"> </text:span></text:span><text:span text:style-name="T20">Ao escolher o método de pagamento, o sistema deve validar as informações inseridas pelo usuário, garantindo que sejam precisas e formatadas corretamente de acordo com as regras de cada método de pagamento específico.</text:span><text:bookmark-end text:name="__RefHeading___Toc1928_51950763"/></text:p>
      <text:p text:style-name="P10"><text:bookmark-start text:name="__RefHeading___Toc1930_51950763"/><text:span text:style-name="Default_20_Paragraph_20_Font"><text:span text:style-name="T12"><text:tab/>[RN07] </text:span></text:span><text:span text:style-name="T20">O pagamento vigorará por 30 dias</text:span><text:span text:style-name="Default_20_Paragraph_20_Font"><text:span text:style-name="T18">.</text:span></text:span><text:bookmark-end text:name="__RefHeading___Toc1930_51950763"/></text:p>
      <text:p text:style-name="P10"><text:bookmark-start text:name="__RefHeading___Toc1932_51950763"/><text:span text:style-name="Default_20_Paragraph_20_Font"><text:span text:style-name="T12"><text:tab/>[RN08] </text:span></text:span><text:span text:style-name="T20">Para transações com cartão de crédito, o sistema será ligado a uma plataforma de processamento de pagamento seguro, seguindo os padrões de segurança da indústria para proteger as informações financeiras dos usuários.</text:span><text:span text:style-name="Default_20_Paragraph_20_Font"><text:span text:style-name="T18"> </text:span></text:span><text:bookmark-end text:name="__RefHeading___Toc1932_51950763"/></text:p>
      <text:p text:style-name="P10"><text:bookmark-start text:name="__RefHeading___Toc1934_51950763"/><text:span text:style-name="Default_20_Paragraph_20_Font"><text:span text:style-name="T12"><text:tab/>[RN09] </text:span></text:span><text:span text:style-name="T20">Para transações com pix, o sistema deve gerar um QR-code e quando esse for pago, o sistema irá liberar o acesso.</text:span><text:span text:style-name="Default_20_Paragraph_20_Font"><text:span text:style-name="T10"> </text:span></text:span><text:bookmark-end text:name="__RefHeading___Toc1934_51950763"/></text:p>
      <text:p text:style-name="P10"><text:soft-page-break/><text:span text:style-name="Default_20_Paragraph_20_Font"><text:span text:style-name="T12"><text:tab/>[RN10] </text:span></text:span><text:span text:style-name="T2">Para pagamentos via boleto, o sistema deve gerar um boleto que quando for notificado como pago irá liberar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1] </text:span></text:span><text:span text:style-name="T2">O sistema irá aceitar cartões presentes validados, esses cartões presentes podem ser de quaisquer valores e o valor que ultrapassar o pagamento de 30 dias ficará salvo na conta do cliente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2] </text:span></text:span><text:span text:style-name="T2">As configurações ficarão no canto superior esquerdo. Nas configurações será mostrado o nome da conta no topo, logo abaixo com um tamanho reduzido o e-mail da conta, e do lado o saldo que aquela conta possui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3] </text:span></text:span><text:span text:style-name="T2">Será mostrado o histórico, os dispositivos conectados a aquele e-mail, como mudar de e-mail e como banir IP’s/aparelhos específicos de assistir certos conteúdos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4] </text:span></text:span><text:span text:style-name="T2">O histórico seguirá a ordem cronologica que o usuario assistiu, indo do mais novo ao mais velho em sistema de rolagem, para um entendimento facilitado e 3 meses depois do conteúdo ser assistido ele será deletado do histórico do perfil, e esse aviso: “O conteúdo salvo aqui será deletado após 3 meses desde você assistir” estará sempre visível ao cliente quando ele ir rolando o histórico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5] </text:span></text:span><text:span text:style-name="T2">A aba de configurações será visível a todos os perfis mas, apenas com o cpf registrado no BD da conta cliente será possível mudar algo da conta e com uma aprovação do sistema. A aprovação do sistema será feito ao enviar um e-mail de confirmação ao e-mail registrado na conta para que seja possível alguma mudança referente ao e-mail, senha e mudança de controle de acesso de tal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6]</text:span></text:span><text:span text:style-name="T2"> O conteúdo será organizado seguindo a ordem de uma paisagem rolável, facilitando a navegação e a descoberta de novos filmes, séries. No canto inferior direito de cada filme tera um “?” que quando clicado aparecerá sobrepondo, uma aba menor que a anterior, que será responsável por demonstrar a sinopse, os gêneros e a nota dele do </text:span><text:a xlink:type="simple" xlink:href="https://www.rottentomatoes.com/" office:target-frame-name="_top" xlink:show="replace" text:style-name="Internet_20_link" text:visited-style-name="Visited_20_Internet_20_Link"><text:span text:style-name="T2">“</text:span></text:a><text:a xlink:type="simple" xlink:href="https://www.rottentomatoes.com/" text:style-name="Internet_20_link" text:visited-style-name="Visited_20_Internet_20_Link"><text:span text:style-name="T2">https://www.rottentomatoes.com/</text:span></text:a><text:a xlink:type="simple" xlink:href="https://www.rottentomatoes.com/" office:target-frame-name="_top" xlink:show="replace" text:style-name="Internet_20_link" text:visited-style-name="Visited_20_Internet_20_Link"><text:span text:style-name="T2">”</text:span></text:a><text:span text:style-name="T2"> - </text:span><text:span text:style-name="T6">se tiver - </text:span><text:span text:style-name="T2">e quando algo fora dessa aba é clicado, essa página sumirá e voltará a anterior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7]</text:span></text:span><text:span text:style-name="T2"> Será fornecido filtros e categorias para ajudar o usuário a encontrar conteúdos de acordo com seus interesses e preferências.</text:span><text:span text:style-name="Default_20_Paragraph_20_Font"><text:span text:style-name="T10"> </text:span></text:span></text:p>
      <text:p text:style-name="P10"><text:soft-page-break/><text:span text:style-name="Default_20_Paragraph_20_Font"><text:span text:style-name="T12"><text:tab/>[RN18] </text:span></text:span><text:span text:style-name="T2">Os destaques serão lançamentos, recomendações personalizadas e tendências populares para incentivar a exploração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19]</text:span></text:span><text:span text:style-name="T2"> Será permitido apenas o acesso a reprodução de vídeos a usuários em que o pagamento perdurar, não tendo nenhuma restrição a mais.</text:span></text:p>
      <text:p text:style-name="P10"><text:span text:style-name="Default_20_Paragraph_20_Font"><text:span text:style-name="T10"><text:tab/></text:span></text:span><text:span text:style-name="Default_20_Paragraph_20_Font"><text:span text:style-name="T16">[RN</text:span></text:span><text:span text:style-name="Default_20_Paragraph_20_Font"><text:span text:style-name="T17">20</text:span></text:span><text:span text:style-name="Default_20_Paragraph_20_Font"><text:span text:style-name="T16">] </text:span></text:span><text:span text:style-name="Default_20_Paragraph_20_Font"><text:span text:style-name="T19">Quando o usuario clicar em um dos conte</text:span></text:span><text:span text:style-name="Default_20_Paragraph_20_Font"><text:span text:style-name="T37">údos listados do item RN16, será reproduzido o video correspondente, nesse video terá </text:span></text:span><text:span text:style-name="Default_20_Paragraph_20_Font"><text:span text:style-name="T10">configurações de reprodução, </text:span></text:span><text:span text:style-name="Default_20_Paragraph_20_Font"><text:span text:style-name="T11">elas</text:span></text:span><text:span text:style-name="Default_20_Paragraph_20_Font"><text:span text:style-name="T10"> devem incluir opções para qualidade de vídeo, legendas e outras preferências específicas, como reproduzir o próximo episódio após esse, uma forma de alterar a velocidade de reprodução do vídeo, uma para conseguir parar o vídeo, e duas formas de alterar a minutagem do vídeo de forma rápida e prática. <text:s/>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1</text:span></text:span><text:span text:style-name="Default_20_Paragraph_20_Font"><text:span text:style-name="T12">] </text:span></text:span><text:span text:style-name="T2">O log in deve ser efetuado utilizando o e-mail e senha registrados, sendo efetuado uma validação de dados e caso algo esteja errado, informará que “E-mail ou senha incorreto”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2</text:span></text:span><text:span text:style-name="Default_20_Paragraph_20_Font"><text:span text:style-name="T12">] </text:span></text:span><text:span text:style-name="T2">Haverá uma forma de mudar a senha da conta com um redirecionamento logo abaixo do log in, nessa página irá pedir o usuário digitar o e-mail de recuperação, e a pergunta de segurança. Após isso, será enviado um e-mail para o de recuperação com um link para mudar a senha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3</text:span></text:span><text:span text:style-name="Default_20_Paragraph_20_Font"><text:span text:style-name="T12">]</text:span></text:span><text:span text:style-name="T2"> Ele interagirá com outros BD para confirmar se o e-mail do usuário esta inscrito em serviços premiums parceiros e se tiverem incritos a aba de filmes e séries será habilitada mesmo que o pagamento não vigore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4</text:span></text:span><text:span text:style-name="Default_20_Paragraph_20_Font"><text:span text:style-name="T12">] </text:span></text:span><text:span text:style-name="T2">As contas possuirão nome e uma imagem na qual o usuário conseguirá alterá-la com imagens de seu dispositivo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5</text:span></text:span><text:span text:style-name="Default_20_Paragraph_20_Font"><text:span text:style-name="T12">]</text:span></text:span><text:span text:style-name="T2"> As contas não compartilharão histórico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6</text:span></text:span><text:span text:style-name="Default_20_Paragraph_20_Font"><text:span text:style-name="T12">] </text:span></text:span><text:span text:style-name="T2">Quando se entra em uma conta que tiver certos conteúdos bloqueados a saída dessa conta para outra será permitido apenas com um pin de 6 dígitos que será enviado ao e-mail registrado.</text:span><text:span text:style-name="Default_20_Paragraph_20_Font"><text:span text:style-name="T10"> </text:span></text:span></text:p>
      <text:p text:style-name="P10"><text:span text:style-name="Default_20_Paragraph_20_Font"><text:span text:style-name="T12"><text:tab/>[RN2</text:span></text:span><text:span text:style-name="Default_20_Paragraph_20_Font"><text:span text:style-name="T15">7</text:span></text:span><text:span text:style-name="Default_20_Paragraph_20_Font"><text:span text:style-name="T12">]</text:span></text:span><text:span text:style-name="T2"> Quando se entra, a primeira coisa que aparecerá sera um menu para escolher a conta desejada, tirando a regra específicada no RN25.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" style:family="paragraph">
      <style:paragraph-properties fo:margin-left="0cm" fo:margin-right="0cm" fo:margin-top="0cm" fo:margin-bottom="0.277cm" style:contextual-spacing="false" fo:line-height="103%" fo:text-align="justify" style:justify-single-word="false" fo:hyphenation-ladder-count="no-limit" fo:text-indent="1.231cm" style:auto-text-indent="false"/>
      <style:text-properties fo:color="#000000" loext:opacity="100%" style:font-name="Arial" fo:font-family="Arial" style:font-family-generic="swiss" style:font-pitch="variable" fo:font-size="11.5pt" style:font-name-asian="Arial" style:font-family-asian="Arial" style:font-family-generic-asian="swiss" style:font-pitch-asian="variable" style:font-size-asian="11.5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007cm" fo:margin-bottom="2.104cm" fo:margin-left="3.002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01:03.962259082</meta:creation-date>
    <dc:date>2024-03-10T23:46:14.664857171</dc:date>
    <meta:editing-duration>PT6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2" meta:paragraph-count="77" meta:word-count="2031" meta:character-count="12665" meta:non-whitespace-character-count="10598"/>
  </office:meta>
</office:document-meta>
</file>